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outline="false" style:text-line-through-style="none" style:text-line-through-type="none" style:font-name="DejaVu Sa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2pt" style:language-asian="none" style:country-asian="none" style:font-style-asian="normal" style:font-weight-asian="normal" style:font-name-complex="DejaVu Sa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color="#a9b7c6" style:text-outline="false" style:text-line-through-style="none" style:text-line-through-type="none" style:font-name="DejaVu Sa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2pt" style:language-asian="none" style:country-asian="none" style:font-style-asian="normal" style:font-weight-asian="normal" style:font-name-complex="DejaVu Sa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b9bcd1" fo:font-style="normal" style:font-name-asian="DejaVu Sans Mono" style:font-name-complex="DejaVu Sans Mono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tyle="normal" style:font-name-asian="DejaVu Sans Mono" style:font-name-complex="DejaVu Sans Mono" style:font-size-asian="12pt" style:font-size-complex="12pt" style:font-weight-asian="normal" style:font-weight-complex="normal" style:font-style-asian="normal" style:font-style-complex="normal" fo:color="#a9b7c6"/>
    </style:style>
    <style:style style:name="T3" style:family="text">
      <style:text-properties fo:color="#b9bcd1" style:font-name="DejaVu Sans Mono" fo:font-size="12pt" fo:font-weight="normal" fo:font-style="normal" style:font-name-asian="DejaVu Sans Mono" style:font-name-complex="DejaVu Sans Mono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style:font-name="DejaVu Sans Mono" fo:font-size="12pt" fo:font-weight="normal" fo:font-style="normal" style:font-name-asian="DejaVu Sans Mono" style:font-name-complex="DejaVu Sans Mono" style:font-size-asian="12pt" style:font-size-complex="12pt" style:font-weight-asian="normal" style:font-weight-complex="normal" style:font-style-asian="normal" style:font-style-complex="normal" fo:color="#a9b7c6"/>
    </style:style>
    <style:style style:name="T5" style:family="text">
      <style:text-properties fo:color="#a9b7c6" fo:font-style="normal" style:font-name-asian="DejaVu Sans Mono" style:font-name-complex="DejaVu Sans Mono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tyle="normal" style:font-name-asian="DejaVu Sans Mono" style:font-name-complex="DejaVu Sans Mono" style:font-size-asian="12pt" style:font-size-complex="12pt" style:font-weight-asian="normal" style:font-weight-complex="normal" style:font-style-asian="normal" style:font-style-complex="normal" fo:color="#cc7832"/>
    </style:style>
    <style:style style:name="T7" style:family="text">
      <style:text-properties fo:color="#a9b7c6" style:font-name="DejaVu Sans Mono" fo:font-size="12pt" fo:font-weight="normal" fo:font-style="normal" style:font-name-asian="DejaVu Sans Mono" style:font-name-complex="DejaVu Sans Mono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DejaVu Sans Mono" fo:font-size="12pt" fo:font-weight="normal" fo:font-style="normal" style:font-name-asian="DejaVu Sans Mono" style:font-name-complex="DejaVu Sans Mono" style:font-size-asian="12pt" style:font-size-complex="12pt" style:font-weight-asian="normal" style:font-weight-complex="normal" style:font-style-asian="normal" style:font-style-complex="normal" fo:color="#cc7832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<text:span text:style-name="T1">pair_t</text:span><text:span text:style-name="T2">(</text:span></text:p>
          </table:table-cell>
          <table:table-cell office:value-type="string" calcext:value-type="string">
            <text:p>0.02658550318098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2<text:tab/></text:p>
          </table:table-cell>
          <table:table-cell office:value-type="string" calcext:value-type="string">
            <text:p><text:span text:style-name="T5">)</text:span><text:span text:style-name="T6">,</text:span></text:p>
          </table:table-cell>
          <table:table-cell table:formula="of:=COM.MICROSOFT.TEXTJOIN( ; ;[.A1:.E1]; )" office:value-type="string" office:string-value="pair_t(0.02658550318098, 12&#9;)," calcext:value-type="string">
            <text:p>pair_t(0.02658550318098, 12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053234329075122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3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2:.E2]; )" office:value-type="string" office:string-value="pair_t(0.053234329075122, 13&#9;)," calcext:value-type="string">
            <text:p>pair_t(0.053234329075122, 13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081823626110617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4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3:.E3]; )" office:value-type="string" office:string-value="pair_t(0.081823626110617, 14&#9;)," calcext:value-type="string">
            <text:p>pair_t(0.081823626110617, 14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111653134508814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5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4:.E4]; )" office:value-type="string" office:string-value="pair_t(0.111653134508814, 15&#9;)," calcext:value-type="string">
            <text:p>pair_t(0.111653134508814, 15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142293439188655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6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5:.E5]; )" office:value-type="string" office:string-value="pair_t(0.142293439188655, 16&#9;)," calcext:value-type="string">
            <text:p>pair_t(0.142293439188655, 16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173213082362022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7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6:.E6]; )" office:value-type="string" office:string-value="pair_t(0.173213082362022, 17&#9;)," calcext:value-type="string">
            <text:p>pair_t(0.173213082362022, 17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204012562730332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8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7:.E7]; )" office:value-type="string" office:string-value="pair_t(0.204012562730332, 18&#9;)," calcext:value-type="string">
            <text:p>pair_t(0.204012562730332, 18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234407055003141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19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8:.E8]; )" office:value-type="string" office:string-value="pair_t(0.234407055003141, 19&#9;)," calcext:value-type="string">
            <text:p>pair_t(0.234407055003141, 19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264200420835176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20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9:.E9]; )" office:value-type="string" office:string-value="pair_t(0.264200420835176, 20&#9;)," calcext:value-type="string">
            <text:p>pair_t(0.264200420835176, 20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293247777546305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21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10:.E10]; )" office:value-type="string" office:string-value="pair_t(0.293247777546305, 21&#9;)," calcext:value-type="string">
            <text:p>pair_t(0.293247777546305, 21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321448507825111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22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11:.E11]; )" office:value-type="string" office:string-value="pair_t(0.321448507825111, 22&#9;)," calcext:value-type="string">
            <text:p>pair_t(0.321448507825111, 22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348726284663961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23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12:.E12]; )" office:value-type="string" office:string-value="pair_t(0.348726284663961, 23&#9;)," calcext:value-type="string">
            <text:p>pair_t(0.348726284663961, 23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375040845517513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24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13:.E13]; )" office:value-type="string" office:string-value="pair_t(0.375040845517513, 24&#9;)," calcext:value-type="string">
            <text:p>pair_t(0.375040845517513, 24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400375593313247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25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14:.E14]; )" office:value-type="string" office:string-value="pair_t(0.400375593313247, 25&#9;)," calcext:value-type="string">
            <text:p>pair_t(0.400375593313247, 25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424736834938719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26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15:.E15]; )" office:value-type="string" office:string-value="pair_t(0.424736834938719, 26&#9;)," calcext:value-type="string">
            <text:p>pair_t(0.424736834938719, 26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448136383604373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27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16:.E16]; )" office:value-type="string" office:string-value="pair_t(0.448136383604373, 27&#9;)," calcext:value-type="string">
            <text:p>pair_t(0.448136383604373, 27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470598978711248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28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17:.E17]; )" office:value-type="string" office:string-value="pair_t(0.470598978711248, 28&#9;)," calcext:value-type="string">
            <text:p>pair_t(0.470598978711248, 28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492138034599138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29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18:.E18]; )" office:value-type="string" office:string-value="pair_t(0.492138034599138, 29&#9;)," calcext:value-type="string">
            <text:p>pair_t(0.492138034599138, 29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512789322840818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30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19:.E19]; )" office:value-type="string" office:string-value="pair_t(0.512789322840818, 30&#9;)," calcext:value-type="string">
            <text:p>pair_t(0.512789322840818, 30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53259066523567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31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20:.E20]; )" office:value-type="string" office:string-value="pair_t(0.53259066523567, 31&#9;)," calcext:value-type="string">
            <text:p>pair_t(0.53259066523567, 31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551565895179835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32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21:.E21]; )" office:value-type="string" office:string-value="pair_t(0.551565895179835, 32&#9;)," calcext:value-type="string">
            <text:p>pair_t(0.551565895179835, 32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569756298379362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33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22:.E22]; )" office:value-type="string" office:string-value="pair_t(0.569756298379362, 33&#9;)," calcext:value-type="string">
            <text:p>pair_t(0.569756298379362, 33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587201448112932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34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23:.E23]; )" office:value-type="string" office:string-value="pair_t(0.587201448112932, 34&#9;)," calcext:value-type="string">
            <text:p>pair_t(0.587201448112932, 34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603926300519828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35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24:.E24]; )" office:value-type="string" office:string-value="pair_t(0.603926300519828, 35&#9;)," calcext:value-type="string">
            <text:p>pair_t(0.603926300519828, 35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619956706028652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36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25:.E25]; )" office:value-type="string" office:string-value="pair_t(0.619956706028652, 36&#9;)," calcext:value-type="string">
            <text:p>pair_t(0.619956706028652, 36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635334157320708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37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26:.E26]; )" office:value-type="string" office:string-value="pair_t(0.635334157320708, 37&#9;)," calcext:value-type="string">
            <text:p>pair_t(0.635334157320708, 37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650085883357916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38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27:.E27]; )" office:value-type="string" office:string-value="pair_t(0.650085883357916, 38&#9;)," calcext:value-type="string">
            <text:p>pair_t(0.650085883357916, 38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664239448948841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39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28:.E28]; )" office:value-type="string" office:string-value="pair_t(0.664239448948841, 39&#9;)," calcext:value-type="string">
            <text:p>pair_t(0.664239448948841, 39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677821688630853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40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29:.E29]; )" office:value-type="string" office:string-value="pair_t(0.677821688630853, 40&#9;)," calcext:value-type="string">
            <text:p>pair_t(0.677821688630853, 40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690860762754532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41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30:.E30]; )" office:value-type="string" office:string-value="pair_t(0.690860762754532, 41&#9;)," calcext:value-type="string">
            <text:p>pair_t(0.690860762754532, 41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703381037774936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42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31:.E31]; )" office:value-type="string" office:string-value="pair_t(0.703381037774936, 42&#9;)," calcext:value-type="string">
            <text:p>pair_t(0.703381037774936, 42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715405790598128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43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32:.E32]; )" office:value-type="string" office:string-value="pair_t(0.715405790598128, 43&#9;)," calcext:value-type="string">
            <text:p>pair_t(0.715405790598128, 43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726958608593056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44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33:.E33]; )" office:value-type="string" office:string-value="pair_t(0.726958608593056, 44&#9;)," calcext:value-type="string">
            <text:p>pair_t(0.726958608593056, 44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738058560819749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45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34:.E34]; )" office:value-type="string" office:string-value="pair_t(0.738058560819749, 45&#9;)," calcext:value-type="string">
            <text:p>pair_t(0.738058560819749, 45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748725637963912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46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35:.E35]; )" office:value-type="string" office:string-value="pair_t(0.748725637963912, 46&#9;)," calcext:value-type="string">
            <text:p>pair_t(0.748725637963912, 46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758979283984152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47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36:.E36]; )" office:value-type="string" office:string-value="pair_t(0.758979283984152, 47&#9;)," calcext:value-type="string">
            <text:p>pair_t(0.758979283984152, 47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768837017578665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48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37:.E37]; )" office:value-type="string" office:string-value="pair_t(0.768837017578665, 48&#9;)," calcext:value-type="string">
            <text:p>pair_t(0.768837017578665, 48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778315344047926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49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38:.E38]; )" office:value-type="string" office:string-value="pair_t(0.778315344047926, 49&#9;)," calcext:value-type="string">
            <text:p>pair_t(0.778315344047926, 49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787430848748876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50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39:.E39]; )" office:value-type="string" office:string-value="pair_t(0.787430848748876, 50&#9;)," calcext:value-type="string">
            <text:p>pair_t(0.787430848748876, 50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796198334317606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51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40:.E40]; )" office:value-type="string" office:string-value="pair_t(0.796198334317606, 51&#9;)," calcext:value-type="string">
            <text:p>pair_t(0.796198334317606, 51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804631898502778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52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41:.E41]; )" office:value-type="string" office:string-value="pair_t(0.804631898502778, 52&#9;)," calcext:value-type="string">
            <text:p>pair_t(0.804631898502778, 52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812744225372991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53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42:.E42]; )" office:value-type="string" office:string-value="pair_t(0.812744225372991, 53&#9;)," calcext:value-type="string">
            <text:p>pair_t(0.812744225372991, 53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820549805148855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54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43:.E43]; )" office:value-type="string" office:string-value="pair_t(0.820549805148855, 54&#9;)," calcext:value-type="string">
            <text:p>pair_t(0.820549805148855, 54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828059129132801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55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44:.E44]; )" office:value-type="string" office:string-value="pair_t(0.828059129132801, 55&#9;)," calcext:value-type="string">
            <text:p>pair_t(0.828059129132801, 55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835286326315037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56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45:.E45]; )" office:value-type="string" office:string-value="pair_t(0.835286326315037, 56&#9;)," calcext:value-type="string">
            <text:p>pair_t(0.835286326315037, 56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842237361878686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57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46:.E46]; )" office:value-type="string" office:string-value="pair_t(0.842237361878686, 57&#9;)," calcext:value-type="string">
            <text:p>pair_t(0.842237361878686, 57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857638828158384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58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47:.E47]; )" office:value-type="string" office:string-value="pair_t(0.857638828158384, 58&#9;)," calcext:value-type="string">
            <text:p>pair_t(0.857638828158384, 58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879197839585235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59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48:.E48]; )" office:value-type="string" office:string-value="pair_t(0.879197839585235, 59&#9;)," calcext:value-type="string">
            <text:p>pair_t(0.879197839585235, 59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885387454181694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60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49:.E49]; )" office:value-type="string" office:string-value="pair_t(0.885387454181694, 60&#9;)," calcext:value-type="string">
            <text:p>pair_t(0.885387454181694, 60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89134040233438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61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50:.E50]; )" office:value-type="string" office:string-value="pair_t(0.89134040233438, 61&#9;)," calcext:value-type="string">
            <text:p>pair_t(0.89134040233438, 61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897066167805789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62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51:.E51]; )" office:value-type="string" office:string-value="pair_t(0.897066167805789, 62&#9;)," calcext:value-type="string">
            <text:p>pair_t(0.897066167805789, 62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02571526106705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63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52:.E52]; )" office:value-type="string" office:string-value="pair_t(0.902571526106705, 63&#9;)," calcext:value-type="string">
            <text:p>pair_t(0.902571526106705, 63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07864441879342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64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53:.E53]; )" office:value-type="string" office:string-value="pair_t(0.907864441879342, 64&#9;)," calcext:value-type="string">
            <text:p>pair_t(0.907864441879342, 64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12951100950257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65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54:.E54]; )" office:value-type="string" office:string-value="pair_t(0.912951100950257, 65&#9;)," calcext:value-type="string">
            <text:p>pair_t(0.912951100950257, 65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17839979542019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66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55:.E55]; )" office:value-type="string" office:string-value="pair_t(0.917839979542019, 66&#9;)," calcext:value-type="string">
            <text:p>pair_t(0.917839979542019, 66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27394287409285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67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56:.E56]; )" office:value-type="string" office:string-value="pair_t(0.927394287409285, 67&#9;)," calcext:value-type="string">
            <text:p>pair_t(0.927394287409285, 67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31903836979664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68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57:.E57]; )" office:value-type="string" office:string-value="pair_t(0.931903836979664, 68&#9;)," calcext:value-type="string">
            <text:p>pair_t(0.931903836979664, 68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37492040056222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69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58:.E58]; )" office:value-type="string" office:string-value="pair_t(0.937492040056222, 69&#9;)," calcext:value-type="string">
            <text:p>pair_t(0.937492040056222, 69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4150511260957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70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59:.E59]; )" office:value-type="string" office:string-value="pair_t(0.94150511260957, 70&#9;)," calcext:value-type="string">
            <text:p>pair_t(0.94150511260957, 70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45359501528835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71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60:.E60]; )" office:value-type="string" office:string-value="pair_t(0.945359501528835, 71&#9;)," calcext:value-type="string">
            <text:p>pair_t(0.945359501528835, 71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49059117865342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72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61:.E61]; )" office:value-type="string" office:string-value="pair_t(0.949059117865342, 72&#9;)," calcext:value-type="string">
            <text:p>pair_t(0.949059117865342, 72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52608370582591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73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62:.E62]; )" office:value-type="string" office:string-value="pair_t(0.952608370582591, 73&#9;)," calcext:value-type="string">
            <text:p>pair_t(0.952608370582591, 73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5601130155589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74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63:.E63]; )" office:value-type="string" office:string-value="pair_t(0.95601130155589, 74&#9;)," calcext:value-type="string">
            <text:p>pair_t(0.95601130155589, 74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59270060594281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75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64:.E64]; )" office:value-type="string" office:string-value="pair_t(0.959270060594281, 75&#9;)," calcext:value-type="string">
            <text:p>pair_t(0.959270060594281, 75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62389142575522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76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65:.E65]; )" office:value-type="string" office:string-value="pair_t(0.962389142575522, 76&#9;)," calcext:value-type="string">
            <text:p>pair_t(0.962389142575522, 76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65369863549834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77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66:.E66]; )" office:value-type="string" office:string-value="pair_t(0.965369863549834, 77&#9;)," calcext:value-type="string">
            <text:p>pair_t(0.965369863549834, 77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68217069862392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78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67:.E67]; )" office:value-type="string" office:string-value="pair_t(0.968217069862392, 78&#9;)," calcext:value-type="string">
            <text:p>pair_t(0.968217069862392, 78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70931968218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79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68:.E68]; )" office:value-type="string" office:string-value="pair_t(0.970931968218, 79&#9;)," calcext:value-type="string">
            <text:p>pair_t(0.970931968218, 79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73518793799046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80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69:.E69]; )" office:value-type="string" office:string-value="pair_t(0.973518793799046, 80&#9;)," calcext:value-type="string">
            <text:p>pair_t(0.973518793799046, 80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75978142147543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81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70:.E70]; )" office:value-type="string" office:string-value="pair_t(0.975978142147543, 81&#9;)," calcext:value-type="string">
            <text:p>pair_t(0.975978142147543, 81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78314184010187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82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71:.E71]; )" office:value-type="string" office:string-value="pair_t(0.978314184010187, 82&#9;)," calcext:value-type="string">
            <text:p>pair_t(0.978314184010187, 82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80527007253832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83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72:.E72]; )" office:value-type="string" office:string-value="pair_t(0.980527007253832, 83&#9;)," calcext:value-type="string">
            <text:p>pair_t(0.980527007253832, 83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82620466304496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84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73:.E73]; )" office:value-type="string" office:string-value="pair_t(0.982620466304496, 84&#9;)," calcext:value-type="string">
            <text:p>pair_t(0.982620466304496, 84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84593996861714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85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74:.E74]; )" office:value-type="string" office:string-value="pair_t(0.984593996861714, 85&#9;)," calcext:value-type="string">
            <text:p>pair_t(0.984593996861714, 85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86451506266877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86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75:.E75]; )" office:value-type="string" office:string-value="pair_t(0.986451506266877, 86&#9;)," calcext:value-type="string">
            <text:p>pair_t(0.986451506266877, 86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88191961401036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87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76:.E76]; )" office:value-type="string" office:string-value="pair_t(0.988191961401036, 87&#9;)," calcext:value-type="string">
            <text:p>pair_t(0.988191961401036, 87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89818710772386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88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77:.E77]; )" office:value-type="string" office:string-value="pair_t(0.989818710772386, 88&#9;)," calcext:value-type="string">
            <text:p>pair_t(0.989818710772386, 88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91330121619511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89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78:.E78]; )" office:value-type="string" office:string-value="pair_t(0.991330121619511, 89&#9;)," calcext:value-type="string">
            <text:p>pair_t(0.991330121619511, 89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92729536202297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90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79:.E79]; )" office:value-type="string" office:string-value="pair_t(0.992729536202297, 90&#9;)," calcext:value-type="string">
            <text:p>pair_t(0.992729536202297, 90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94014337455297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91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80:.E80]; )" office:value-type="string" office:string-value="pair_t(0.994014337455297, 91&#9;)," calcext:value-type="string">
            <text:p>pair_t(0.994014337455297, 91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95187962144081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92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81:.E81]; )" office:value-type="string" office:string-value="pair_t(0.995187962144081, 92&#9;)," calcext:value-type="string">
            <text:p>pair_t(0.995187962144081, 92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96246497069468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93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82:.E82]; )" office:value-type="string" office:string-value="pair_t(0.996246497069468, 93&#9;)," calcext:value-type="string">
            <text:p>pair_t(0.996246497069468, 93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97193517631399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94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83:.E83]; )" office:value-type="string" office:string-value="pair_t(0.997193517631399, 94&#9;)," calcext:value-type="string">
            <text:p>pair_t(0.997193517631399, 94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98016430361762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95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84:.E84]; )" office:value-type="string" office:string-value="pair_t(0.998016430361762, 95&#9;)," calcext:value-type="string">
            <text:p>pair_t(0.998016430361762, 95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98719049267825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96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85:.E85]; )" office:value-type="string" office:string-value="pair_t(0.998719049267825, 96&#9;)," calcext:value-type="string">
            <text:p>pair_t(0.998719049267825, 96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99302304176167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97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86:.E86]; )" office:value-type="string" office:string-value="pair_t(0.999302304176167, 97&#9;)," calcext:value-type="string">
            <text:p>pair_t(0.999302304176167, 97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0.999769831798267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98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87:.E87]; )" office:value-type="string" office:string-value="pair_t(0.999769831798267, 98&#9;)," calcext:value-type="string">
            <text:p>pair_t(0.999769831798267, 98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99<text:tab/></text:p>
          </table:table-cell>
          <table:table-cell office:value-type="string" calcext:value-type="string">
            <text:p><text:span text:style-name="T7">)</text:span><text:span text:style-name="T8">,</text:span></text:p>
          </table:table-cell>
          <table:table-cell table:formula="of:=COM.MICROSOFT.TEXTJOIN( ; ;[.A88:.E88]; )" office:value-type="string" office:string-value="pair_t(1, 99&#9;)," calcext:value-type="string">
            <text:p>pair_t(1, 99<text:tab/>),</text:p>
          </table:table-cell>
        </table:table-row>
        <table:table-row table:style-name="ro1">
          <table:table-cell office:value-type="string" calcext:value-type="string">
            <text:p><text:span text:style-name="T3">pair_t</text:span><text:span text:style-name="T4">(</text:span></text:p>
          </table:table-cell>
          <table:table-cell office:value-type="string" calcext:value-type="string">
            <text:p><text:tab/>1</text:p>
          </table:table-cell>
          <table:table-cell office:value-type="string" calcext:value-type="string">
            <text:p>, 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)</text:p>
          </table:table-cell>
          <table:table-cell table:formula="of:=COM.MICROSOFT.TEXTJOIN( ; ;[.A89:.E89]; )" office:value-type="string" office:string-value="pair_t(&#9;1, 100)" calcext:value-type="string">
            <text:p>pair_t(<text:tab/>1, 10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4T20:58:58.238704296</meta:creation-date>
    <dc:date>2020-03-14T21:58:29.474391858</dc:date>
    <meta:editing-duration>PT49M21S</meta:editing-duration>
    <meta:editing-cycles>2</meta:editing-cycles>
    <meta:generator>LibreOffice/6.3.5.2$Linux_X86_64 LibreOffice_project/30$Build-2</meta:generator>
    <meta:document-statistic meta:table-count="1" meta:cell-count="534" meta:object-count="0"/>
  </office:meta>
</office:document-meta>
</file>